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F4000001F4317479A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text-shadow="none"/>
    </style:style>
    <style:style style:name="P3" style:family="paragraph">
      <style:paragraph-properties fo:text-align="center"/>
      <style:text-properties fo:text-shadow="none"/>
    </style:style>
    <style:style style:name="T1" style:family="text">
      <style:text-properties fo:language="pl" fo:country="P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4.2cm" svg:height="4.2cm" svg:x="2.3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2cm" svg:height="4.2cm" svg:x="2.401cm" svg:y="1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8cm" svg:y1="1cm" svg:x2="7.8cm" svg:y2="20cm">
          <text:p/>
        </draw:line>
        <draw:frame draw:style-name="gr3" draw:text-style-name="P1" draw:layer="layout" svg:width="2.9cm" svg:height="3.62cm" svg:x="3cm" svg:y="14.2cm">
          <draw:image xlink:href="Pictures/10000201000001F4000001F4317479AD.png" xlink:type="simple" xlink:show="embed" xlink:actuate="onLoad">
            <text:p/>
          </draw:image>
        </draw:frame>
        <draw:frame draw:style-name="gr3" draw:text-style-name="P1" draw:layer="layout" svg:width="3.192cm" svg:height="3.8cm" svg:x="2.808cm" svg:y="2.2cm">
          <draw:image xlink:href="Pictures/10000201000001F4000001F4317479AD.png" xlink:type="simple" xlink:show="embed" xlink:actuate="onLoad">
            <text:p/>
          </draw:image>
        </draw:frame>
        <draw:frame draw:style-name="gr4" draw:layer="layout" svg:width="1.84cm" svg:height="0.962cm" svg:x="3.3cm" svg:y="6.8cm">
          <draw:text-box>
            <text:p>User</text:p>
          </draw:text-box>
        </draw:frame>
        <draw:frame draw:style-name="gr4" draw:layer="layout" svg:width="2.297cm" svg:height="0.962cm" svg:x="3.2cm" svg:y="18.6cm">
          <draw:text-box>
            <text:p>Admin</text:p>
          </draw:text-box>
        </draw:frame>
        <draw:frame draw:style-name="gr4" draw:text-style-name="P2" draw:layer="layout" svg:width="7.291cm" svg:height="3.806cm" svg:x="11.2cm" svg:y="1.7cm">
          <draw:text-box>
            <text:list text:style-name="L1">
              <text:list-item>
                <text:p text:style-name="P2">Logowanie</text:p>
              </text:list-item>
              <text:list-item>
                <text:p text:style-name="P2">Rejestracja</text:p>
              </text:list-item>
              <text:list-item>
                <text:p text:style-name="P2">Kontakt</text:p>
              </text:list-item>
              <text:list-item>
                <text:p text:style-name="P2"><text:span text:style-name="T1">Wypożyczenie</text:span> roweru</text:p>
                <text:p text:style-name="P2"/>
              </text:list-item>
            </text:list>
          </draw:text-box>
        </draw:frame>
        <draw:frame draw:style-name="gr4" draw:text-style-name="P2" draw:layer="layout" svg:width="11.804cm" svg:height="4.517cm" svg:x="11.7cm" svg:y="12.5cm">
          <draw:text-box>
            <text:list text:style-name="L1">
              <text:list-item>
                <text:p text:style-name="P2">Dodawanie <text:span text:style-name="T1">rowerowa</text:span></text:p>
              </text:list-item>
              <text:list-item>
                <text:p text:style-name="P2">Edytowanie <text:span text:style-name="T1">rowerów</text:span></text:p>
              </text:list-item>
              <text:list-item>
                <text:p text:style-name="P2">Usuwanie <text:span text:style-name="T1">rowerowa</text:span></text:p>
              </text:list-item>
              <text:list-item>
                <text:p text:style-name="P2">Dodawanie <text:span text:style-name="T1">użytkownik</text:span> na czarna liste</text:p>
              </text:list-item>
              <text:list-item>
                <text:p text:style-name="P2"><text:span text:style-name="T1">Statystyki</text:span> wypozyczen</text:p>
              </text:list-item>
              <text:list-item>
                <text:p text:style-name="P2">Finalizowanie <text:span text:style-name="T1">wypożyczenia</text:span></text:p>
              </text:list-item>
            </text:list>
          </draw:text-box>
        </draw:frame>
        <draw:frame draw:style-name="gr4" draw:text-style-name="P2" draw:layer="layout" svg:width="10.61cm" svg:height="2.384cm" svg:x="11.6cm" svg:y="8cm">
          <draw:text-box>
            <text:list text:style-name="L1">
              <text:list-item>
                <text:p text:style-name="P2"><text:span text:style-name="T1">Przeglądanie</text:span> <text:span text:style-name="T1">rowerów</text:span></text:p>
              </text:list-item>
              <text:list-item>
                <text:p text:style-name="P2"><text:span text:style-name="T1">Przeglądanie</text:span> <text:span text:style-name="T1">użytkownik</text:span></text:p>
              </text:list-item>
              <text:list-item>
                <text:p text:style-name="P2">Edycja <text:span text:style-name="T1">parametrów</text:span> uzytkownikow</text:p>
              </text:list-item>
            </text:list>
          </draw:text-box>
        </draw:frame>
        <draw:custom-shape draw:style-name="gr1" draw:text-style-name="P3" draw:layer="layout" svg:width="9.3cm" svg:height="5cm" svg:x="9.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1.8cm" svg:height="3.5cm" svg:x="10.9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3.7cm" svg:height="7.1cm" svg:x="10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6.6cm" svg:y1="4.2cm" svg:x2="9.8cm" svg:y2="4.3cm">
          <text:p/>
        </draw:line>
        <draw:line draw:style-name="gr5" draw:text-style-name="P3" draw:layer="layout" svg:x1="6.1cm" svg:y1="5.7cm" svg:x2="11.4cm" svg:y2="8.7cm">
          <text:p/>
        </draw:line>
        <draw:line draw:style-name="gr5" draw:text-style-name="P3" draw:layer="layout" svg:x1="6.6cm" svg:y1="16.1cm" svg:x2="10.2cm" svg:y2="15.8cm">
          <text:p/>
        </draw:line>
        <draw:line draw:style-name="gr5" draw:text-style-name="P3" draw:layer="layout" svg:x1="6.1cm" svg:y1="14.6cm" svg:x2="11.3cm" svg:y2="1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5T11:54:21.454942655</meta:creation-date>
    <dc:date>2014-10-15T12:46:19.098393390</dc:date>
    <meta:editing-duration>PT36M46S</meta:editing-duration>
    <meta:editing-cycles>2</meta:editing-cycles>
    <meta:generator>LibreOffice/4.2.6.3$Linux_x86 LibreOffice_project/420m0$Build-3</meta:generator>
    <meta:document-statistic meta:object-count="17"/>
  </office:meta>
</office:document-meta>
</file>